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n" fo:country="US"/>
    </style:style>
    <style:style style:name="P14" style:family="paragraph" style:parent-style-name="Text_20_body">
      <style:paragraph-properties fo:line-height="100%"/>
      <style:text-properties style:font-name="Courier 10 Pitch" fo:font-size="10pt" style:font-size-asian="10pt" style:font-size-complex="10pt"/>
    </style:style>
    <style:style style:name="P15"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6" style:family="paragraph" style:parent-style-name="Text_20_body">
      <style:paragraph-properties fo:line-height="100%"/>
      <style:text-properties style:font-name="Courier 10 Pitch" fo:font-size="10pt" fo:language="en" fo:country="US" style:font-size-asian="10pt" style:font-size-complex="10pt"/>
    </style:style>
    <style:style style:name="P17"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text-properties fo:language="en" fo:country="US"/>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US"/>
    </style:style>
    <style:style style:name="P25" style:family="paragraph" style:parent-style-name="Heading_20_6">
      <style:paragraph-properties fo:break-before="page"/>
    </style:style>
    <style:style style:name="P26" style:family="paragraph" style:parent-style-name="Heading_20_6">
      <style:paragraph-properties fo:break-before="page"/>
      <style:text-properties fo:language="en" fo:country="US"/>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1">
      <style:paragraph-properties>
        <style:tab-stops>
          <style:tab-stop style:position="16cm" style:type="right" style:leader-style="dotted" style:leader-text="."/>
        </style:tab-stops>
      </style:paragraph-properties>
    </style:style>
    <style:style style:name="P30" style:family="paragraph" style:parent-style-name="Contents_20_3">
      <style:paragraph-properties>
        <style:tab-stops>
          <style:tab-stop style:position="15.002cm" style:type="right" style:leader-style="dotted" style:leader-text="."/>
        </style:tab-stops>
      </style:paragraph-properties>
    </style:style>
    <style:style style:name="P31" style:family="paragraph" style:parent-style-name="Contents_20_5">
      <style:paragraph-properties>
        <style:tab-stops>
          <style:tab-stop style:position="14.004cm" style:type="right" style:leader-style="dotted" style:leader-text="."/>
        </style:tab-stops>
      </style:paragraph-properties>
    </style:style>
    <style:style style:name="P32" style:family="paragraph" style:parent-style-name="Contents_20_4">
      <style:paragraph-properties>
        <style:tab-stops>
          <style:tab-stop style:position="14.503cm" style:type="right" style:leader-style="dotted" style:leader-text="."/>
        </style:tab-stops>
      </style:paragraph-properties>
    </style:style>
    <style:style style:name="P33"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style:font-name-complex="Times New Roman"/>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language="en" fo:country="US" style:font-size-asian="10pt" style:font-size-complex="10pt"/>
    </style:style>
    <style:style style:name="T5"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23" text:outline-level="1">Résumé du rapport</text:h>
      <text:p text:style-name="Text_20_body">Nous allons vous présenter en quelques mots le contenu du rapport du BomberDose. Tout d'abord, ce projet est réalisé dans le cadre du projet de fin de deuxième année du DUT informatique à l'iut de Montreuil. Bomberdose est un jeu multi-joueurs en réseau, en temps réel, où il faut poser des bombes afin de se débarrasser de ses adversaires pour remporter la partie. Il est réalisé selon une architecture Client/Serveur, où le serveur gère tout le moteur du jeu et le client s'occupe de l'affichage graphique et des écouteurs de clavier.</text:p>
      <text:p text:style-name="Text_20_body">Dans l'esprit du logiciel libre qui règne à l'iut de Montreuil, et pour nous aider dans notre travail, nous avons utilisé un serveur pour héberger notre code, ainsi que des outils de contrôle de versions. Nous vous indiquerons l'expérience que nous avons acquise en la matière, ainsi que les avantages d'une telle méthode par rapport à un simple échange de code par email.</text:p>
      <text:p text:style-name="Text_20_body">Dans ce rapport, nous vous guiderons de l'étape de choix du projet à la réalisation de celui ci, tout en explicitant les choix de conception nécessaires. De plus, une copie du cahier des charges initial ainsi qu'un manuel de l'utilisateur sont attachés à ce rapport. </text:p>
      <text:p text:style-name="Text_20_body">Nous présenterons ensuite le langage utilisé pour programmer le BomberDose, qui nous était étranger jusqu'alors, le c++, ainsi que la bibliothèque qui nous a simplifié le travail, la sfml, qui possède un certain nombre de classes et de méthodes utiles à la fois pour le réseau et pour les graphismes. Cependant, un projet n'est jamais simple, et nous vous expliquerons quels problèmes nous avons rencontrés et comment nous les avons réglés; le plus contraignant d'entre eux étant le temps, qui nous a forcé à retirer quelques éléments techniques originellement prévus pour le Bomberdose.</text:p>
      <text:p text:style-name="Text_20_body">Il conviendra de vous faire connaître le résultat final, en le comparant avec les objectifs que nous nous étions fixés au départ, pour conclure sur l'utilité d'un tel projet, ainsi que les apports techniques et personnels que nous a apporté le BomberDose.</text:p>
      <text:h text:style-name="P24" text:outline-level="1">Summary</text:h>
      <text:p text:style-name="Text_20_body"><text:span text:style-name="T5">This project has been realized to validate our second year at Montreuil Institute of Technology (MIT). Bomberdose is a multi-player real-time game based on Bomberman, the famous video game designed by Hudson Soft in 1983. In this game, you must survive, and you can drop bombs in order to try to kill your opponents. We decided to conceive it using a Client/Server architecture, so as to put in use our skills in network programming and designing. The client part manages all the graphics and inputs, whereas the server part dictates how the game works, ie, it is a game engine. This separation suited us because it let us share the work easily.</text:span></text:p>
      <text:p text:style-name="Text_20_body"><text:span text:style-name="T5">To concur with the free software spirit at MIT, we decided to host our project on a server, and to use version control software. As we knew it would, it was really helpful during the development stage, way better than sharing lines of code by email. We will explain to you how we used VCS and how it benefited us.</text:span></text:p>
      <text:p text:style-name="Text_20_body"><text:span text:style-name="T5">Then, we will walk you through the report, from the beginning, that is to say the choice of the project, to the designing/programming part. Furthermore, we included a copy of the users' manual, and of the project specification document.</text:span></text:p>
      <text:p text:style-name="Text_20_body"><text:span text:style-name="T5">Next, we will present the programming language c++, that was relatively new to our team, as well as the SFML library which has nice ways of managing network and graphics programming. However, a project like this never goes smoothly and has to fix/circumvent <text:s/>obstacles, so we will tell you what they were, obviously the biggest one being time. <text:s/>We actually had to remove some elements from our project due to poor time management.</text:span></text:p>
      <text:p text:style-name="Text_20_body"><text:span text:style-name="T5">Eventually, we will draw a comparison between our initial goals and the final products, sharing with you our thoughts on Bomberdose as well as the experience such a project gave us.</text:spa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Sommaire</text:p>
          </text:index-title>
          <text:p text:style-name="P29">Résumé du rapport<text:tab/>3</text:p>
          <text:p text:style-name="P29">Summary<text:tab/>4</text:p>
          <text:p text:style-name="P29">Introduction<text:tab/>7</text:p>
          <text:p text:style-name="P28">IJustification du projet<text:tab/>7</text:p>
          <text:p text:style-name="P28">IIAnalyse de l'existant<text:tab/>7</text:p>
          <text:p text:style-name="P30">AJeu original<text:tab/>7</text:p>
          <text:p text:style-name="P30">BProjets concurrents/voisins<text:tab/>8</text:p>
          <text:p text:style-name="P29">Développement<text:tab/>8</text:p>
          <text:p text:style-name="P28">ILa démarche<text:tab/>8</text:p>
          <text:p text:style-name="P30">ALa répartition des tâches<text:tab/>8</text:p>
          <text:p text:style-name="P30">BUtilisation d'outils de contrôle de version<text:tab/>9</text:p>
          <text:p text:style-name="P30">CChangements des spécifications techniques<text:tab/>10</text:p>
          <text:p text:style-name="P28">IILa réalisation<text:tab/>10</text:p>
          <text:p text:style-name="P30">ALe cahier des charges<text:tab/>10</text:p>
          <text:p text:style-name="P30">BManuel utilisateur<text:tab/>10</text:p>
          <text:p text:style-name="P31">aDescription générale du jeu<text:tab/>10</text:p>
          <text:p text:style-name="P31">bConfiguration serveur<text:tab/>11</text:p>
          <text:p text:style-name="P31">cConfiguration client<text:tab/>11</text:p>
          <text:p text:style-name="P31">dUne partie<text:tab/>12</text:p>
          <text:p text:style-name="P31">eLes objets<text:tab/>12</text:p>
          <text:p text:style-name="P30">CLa conception générale et détaillée de l'application<text:tab/>13</text:p>
          <text:p text:style-name="P32">1La communication<text:tab/>13</text:p>
          <text:p text:style-name="P31">aCoté serveur<text:tab/>13</text:p>
          <text:p text:style-name="P31">bCôté client<text:tab/>13</text:p>
          <text:p text:style-name="P31">cPorts utilisés<text:tab/>14</text:p>
          <text:p text:style-name="P31">dLes threads<text:tab/>14</text:p>
          <text:p text:style-name="P31">eLes Mutex<text:tab/>14</text:p>
          <text:p text:style-name="P31">fLes packets<text:tab/>15</text:p>
          <text:p text:style-name="P30">DLa réalisation et la validation de l'application<text:tab/>15</text:p>
          <text:p text:style-name="P32">1Le C++<text:tab/>15</text:p>
          <text:p text:style-name="P32">2La SFML<text:tab/>15</text:p>
          <text:p text:style-name="P31">aDescription de la sfml<text:tab/>15</text:p>
          <text:p text:style-name="P31">bLes limites de la sfml<text:tab/>16</text:p>
          <text:p text:style-name="P32">3Le moteur de jeu<text:tab/>16</text:p>
          <text:p text:style-name="P31">aBomberdose<text:tab/>17</text:p>
          <text:p text:style-name="P31">bPlateau<text:tab/>17</text:p>
          <text:p text:style-name="P31">cJoueur<text:tab/>17</text:p>
          <text:p text:style-name="P31">dServer<text:tab/>18</text:p>
          <text:p text:style-name="P31">eSclient<text:tab/>18</text:p>
          <text:p text:style-name="P31">fStructure de données ToClient.h<text:tab/>18</text:p>
          <text:p text:style-name="P32">4Les macros<text:tab/>18</text:p>
          <text:p text:style-name="P32">5Le client<text:tab/>18</text:p>
          <text:p text:style-name="P31">aClient<text:tab/>18</text:p>
          <text:p text:style-name="P31">bStructure de données ToServer.h<text:tab/>19</text:p>
          <text:p text:style-name="P32">6Difficultés rencontrées<text:tab/>19</text:p>
          <text:p text:style-name="P31">aPartage de variables entre les threads<text:tab/>19</text:p>
          <text:p text:style-name="P31">bUtilisation d'une fréquence importante du CPU dans les Threads<text:tab/>19</text:p>
          <text:p text:style-name="P31"><text:soft-page-break/>cArrêt de la méthode Run() d'un Thread d'écoute<text:tab/>20</text:p>
          <text:p text:style-name="P32">7Le produit final<text:tab/>20</text:p>
          <text:p text:style-name="P29">Conclusion générale<text:tab/>20</text:p>
          <text:p text:style-name="P29">Bibliographie<text:tab/>22</text:p>
          <text:p text:style-name="P29">Glossaire<text:tab/>23</text:p>
          <text:p text:style-name="P29">Annexes<text:tab/>25</text:p>
          <text:p text:style-name="P20">Annexe 1 : Licence New BSD<text:tab/>26</text:p>
          <text:p text:style-name="P20">Annexe 3 : Structure de données ToClient et surcharge d'opérateurs<text:tab/>27</text:p>
          <text:p text:style-name="P20">Annexe 4 : Structure de données ToServer et surcharge d'opérateurs<text:tab/>28</text:p>
        </text:index-body>
      </text:table-of-content>
      <text:p text:style-name="P20"/>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Cf Glossaire</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Cf Glossaire</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h text:style-name="Heading_20_5" text:outline-level="5">Description générale du jeu</text:h>
      <text:p text:style-name="Text_20_body">Bienvenue dans le jeu du Bomberdose !</text:p>
      <text:p text:style-name="Text_20_body">Bomberdose est un jeu multi-joueurs en réseau, en temps réel, où il faut poser des bombes afin de se débarrasser de ses adversaires pour remporter la partie.</text:p>
      <text:p text:style-name="Text_20_body"><text:soft-page-break/>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Heading_20_5" text:outline-level="5">Configuration serveur</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Heading_20_5" text:outline-level="5">Configuration client</text:h>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text:soft-page-break/>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Une partie</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Les objets</text:h>
      <text:p text:style-name="Text_20_body">Bonus bombe : permet aux joueurs qui les ramassent d'augmenter le nombre de bombes qu'ils peuvent poser</text:p>
      <text:p text:style-name="Text_20_body">Bonus flamme : ce bonus augmente d'une case la portée des bombes du joueur qui en bénéficie.</text:p>
      <text:p text:style-name="Text_20_body">Bonus roller : permet d'augmenter s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peuvent se trouver des bonus comme des malus.</text:p>
      <text:p text:style-name="Text_20_body"><text:soft-page-break/>Joueur : tous les joueurs sont traversables par les autres joueurs.</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Cf Glossaire</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3</text:note-citation><text:note-body><text:p text:style-name="P10"><text:s/>Se reporter à l'annexe 4, struct ToClient.h</text:p></text:note-body></text:note></text:span>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Cf Glossaire</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5" text:note-class="footnote"><text:note-citation>15</text:note-citation><text:note-body><text:p text:style-name="P10"><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Cf glossair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Cf glossair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8</text:note-citation><text:note-body><text:p text:style-name="P10"><text:s/>Consulter annexe 4 et 5 pour plus d'information.</text:p></text:note-body></text:note></text:span>.</text:p>
      <text:h text:style-name="Heading_20_3" text:outline-level="3">La réalisation et la validation de l'application</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h text:style-name="Heading_20_5" text:outline-level="5">Description de 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text:soft-page-break/>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Heading_20_5" text:outline-level="5">Les limites de la sfml</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1">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0</text:note-citation><text:note-body><text:p text:style-name="P1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1" text:note-class="footnote"><text:note-citation>21</text:note-citation><text:note-body><text:p text:style-name="P1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text:soft-page-break/>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2">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Joueur</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4" text:note-class="footnote"><text:note-citation>24</text:note-citation><text:note-body><text:p text:style-name="Note_20_de_20_bas_20_de_20_page"><text:s/>Cf Glossaire</text:p></text:note-body></text:note></text:span> vers le plateau que tous les joueurs partagent. </text:p>
      <text:p text:style-name="Text_20_body">C’est dans cette classe que sont gérées les collisions entre un joueur et un objet. Lors d’un déplacement, on vérifie si la case d’arrivée est vide ou si la case d’arrivée est la même que la <text:soft-page-break/>case de départ. Si oui, le déplacement est possible. Si non, le joueur est bloqué par l’objet.</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_20_body">Difficulté rencontrée : le partage de variables entre les différents threads.</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span text:style-name="Appel_20_note_20_de_20_bas_20_de_20_p."><text:note text:id="ftn25" text:note-class="footnote"><text:note-citation>25</text:note-citation><text:note-body><text:p text:style-name="Footnote">Annexe 4, struct ToClient.h</text:p></text:note-body></text:note></text:span></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6" text:note-class="footnote"><text:note-citation>26</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text:soft-page-break/>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span text:style-name="Appel_20_note_20_de_20_bas_20_de_20_p."><text:note text:id="ftn27" text:note-class="footnote"><text:note-citation>27</text:note-citation><text:note-body><text:p text:style-name="Footnote">Annexe 5, struct ToServer.h</text:p></text:note-body></text:note></text:span></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Difficultés rencontrées</text:h>
      <text:h text:style-name="Heading_20_5" text:outline-level="5">Partage de variables entre les threads<text:note text:id="ftn28" text:note-class="footnote"><text:note-citation>28</text:note-citation><text:note-body><text:p text:style-name="Footnote">Problème rencontré lorsque un thread père partage un booléen avec ses fils (dans la classe Server, ThreadEcoute, ThreadEnvoi, et la classe Client et ThreadEcoute).</text:p></text:note-body></text:note></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Utilisation d'une fréquence importante du CPU dans les Threads<text:note text:id="ftn29" text:note-class="footnote"><text:note-citation>29</text:note-citation><text:note-body><text:p text:style-name="Footnote">Rencontré dans tous les Threads, dans leur méthode Run() plus précisément.</text:p></text:note-body></text:note></text:h>
      <text:p text:style-name="Text_20_body">Lorsqu'un while( true ) {} avec des instructions simples dans la boucle est lancé, cela utilise beaucoup de CPU (200% <text:s/>selon la commande top de ubuntu). En effet, la méthode boucle plus de 25000 fois en moins d'une seconde<text:note text:id="ftn30" text:note-class="footnote"><text:note-citation>30</text:note-citation><text:note-body><text:p text:style-name="Footnote">Test effectué sous Ubuntu 9.10 32 bits, CPU : intel core 2 duo T6400 @2.0ghz</text:p></text:note-body></text:note>.</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soft-page-break/>Arrêt de la méthode Run() d'un Thread d'écoute<text:note text:id="ftn31" text:note-class="footnote"><text:note-citation>31</text:note-citation><text:note-body><text:p text:style-name="Footnote">Problème rencontré lors de la fin d'une partie lorsque les ThreadEcoute client et serveur doivent se terminer (la méthode run doit arriver à sa fin)</text:p></text:note-body></text:note></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p text:style-name="Text_20_body"/>
      <text:h text:style-name="Heading_20_4" text:outline-level="4">Le produit final</text:h>
      <text:p text:style-name="Text_20_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_20_body">L’objectif que nous avons totalement abandonné est la gestion du son, par faute de temps, car nous avions d’autres parties plus importantes à faire marcher.</text:p>
      <text:p text:style-name="P12"/>
      <text:p text:style-name="P12"/>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text:soft-page-break/>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3" text:outline-level="1">Bibliographie</text:h>
      <text:p text:style-name="Standard">http://wikipedia.fr/index.php site d'encyclopédie libre</text:p>
      <text:p text:style-name="Standard">http://www.tiobe.com/ ???</text:p>
      <text:p text:style-name="Standard">http://code.google.com/ L'endroit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http://www.cplusplus.com/reference/stl/</text:p>
      <text:h text:style-name="P23" text:outline-level="1">Glossaire</text:h>
      <text:p text:style-name="Text_20_body">Adresse IP : La base de la programmation réseau. Chaque machine d'un réseau local possède sa propre adresse ip, on peut faire une analogie avec l'adresse postale, lorsqu'on veut envoyer une lettre il faut mettre l'adresse sinon elle ne part pas. Avec un packet réseau, c'est la même chose, seulement il faut préciser l'adresse ip de destination.</text:p>
      <text:p text:style-name="Text_20_body">API : Ensemble de documentation et de textes décrivant une bibliothèque, ses classes et ses méthodes.</text:p>
      <text:p text:style-name="Text_20_body">Bool/Booléen : Type simple de variable, à deux états : true (vrai) ou false (faux). Se reporter à l'algèbre de Bool pour plus de précisions.</text:p>
      <text:p text:style-name="Text_20_body">Char/Characters/Caractères : Type simple de variable, prend n'importe quel caractère (a – z, A – Z, 0-9, etc)</text:p>
      <text:p text:style-name="Text_20_body">Classe : Dans la programmation orientée objet, une classe est un objet qui possède un ensemble d'attributs et de méthodes qui définissent son comportement.</text:p>
      <text:p text:style-name="Text_20_body">Client : Logiciel qui envoie des requêtes à un logiciel et reçoit des informations d'un logiciel serveur tournant sur une autre machine au moyen d'une méthode de communication réseau.</text:p>
      <text:p text:style-name="Text_20_body">Const : Mot clé c++ qui annonce que la variable ne doit pas être modifiée (soit par une classe, soit par une méthode)</text:p>
      <text:p text:style-name="Text_20_body">Écouteur : Objet qui permet de scanner une information, qu'il s'agisse d'un clic à l'écran ou de l'appui d'une touche du clavier.</text:p>
      <text:p text:style-name="Text_20_body">Événement : Événement, la plupart du temps, veut dire clic ou appui de touche.</text:p>
      <text:p text:style-name="Text_20_body">Instruction : lignes de codes déchiffrées par la machine et transformées en action.</text:p>
      <text:p text:style-name="Text_20_body">Int/integer : type simple de variable, il s'agit d'un nombre entier.</text:p>
      <text:p text:style-name="Text_20_body">MERISE : Ensemble de modèles et méthodes de conception de logiciels.</text:p>
      <text:p text:style-name="Text_20_body">Moteur : Ensemble des règles qui permettent de faire tourner un jeu, une application.</text:p>
      <text:p text:style-name="Text_20_body">MultiCast : Permet d'envoyer des données par le réseau à un groupe déterminé de machines.</text:p>
      <text:p text:style-name="Text_20_body">Mutex : MUTual Exclusion, exclusion mutuelle, c'est ce qui permet à deux threads de ne pas modifier en même temps la même variable.</text:p>
      <text:p text:style-name="Text_20_body">MVC : Modèle Vue Contrôleur</text:p>
      <text:p text:style-name="Text_20_body"><text:soft-page-break/>OpenSource : Logiciel dont on met à disposition le code source sous licence open source.</text:p>
      <text:p text:style-name="Text_20_body">Packets : Éléments de données transitant par le réseau</text:p>
      <text:p text:style-name="Text_20_body">Pointeur : Élément en C++ qui permet de manipuler directement les adresses mémoire.</text:p>
      <text:p text:style-name="Text_20_body">Référence : Élément en C++ qui permet de manipuler directement les adresses mémoire.</text:p>
      <text:p text:style-name="Text_20_body">Serveur/Server : Logiciel recevant des requêtes et renvoyant des données aux clients.</text:p>
      <text:p text:style-name="Text_20_body">sfml : <text:s/>Simple and Fast Multimedia Library, bibliothèque codée en C++ permettant l’implémentation simple et rapide d’élément pour les jeux 2D et 3D.</text:p>
      <text:p text:style-name="Text_20_body">Sprites : Terme désignant un élément graphique qui peut se déplacer sur l’écran.</text:p>
      <text:p text:style-name="Text_20_body">SVN : Subversion, un logiciel de contrôle de versions.</text:p>
      <text:p text:style-name="Text_20_body">Tableau de variables : Il s'agit d'une table de rangement de variables d'un même type, d'une longueur prédéterminée.</text:p>
      <text:p text:style-name="Text_20_body">TCP : Transmission Control Protocol est un protocole de transport réseau fiable en mode connecté, qui permet d'envoyer des données à l'aide de sockets</text:p>
      <text:p text:style-name="Text_20_body">Thread : Permet d'effectuer plusieurs instructions en parallèle</text:p>
      <text:p text:style-name="Text_20_body">UDP : User Datagram Protocol, il s'agit d'un protocole de transport réseau simple et rapide, cependant il travaille en mode non connecté et est non fiable, il n'y a aucun contrôle de flux.</text:p>
      <text:p text:style-name="Text_20_body">UML : <text:s/>Ensemble de modèles et méthodes de conception de logiciels. </text:p>
      <text:p text:style-name="Text_20_body">Variable : Association d'un nom à une donnée ou valeur du type de la variable.</text:p>
      <text:p text:style-name="Text_20_body">Volatile : Mot clé en c++ qui permet de définir une variable comme étant accessible par des éléments externes au programme.</text:p>
      <text:p text:style-name="Text_20_body">While : Boucle tant que, avec une condition. Ce qui donne Tant que la condition est remplie, on fait les instructions qui sont dans la boucle.</text:p>
      <text:h text:style-name="P23"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6" text:outline-level="6">Annexe 1 : Licence New BSD</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1437152622" text:style-name="L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13"/>
      <text:p text:style-name="Text_20_body">Il était nécessaire de choisir une licence parmi une dizaine<text:span text:style-name="Appel_20_note_20_de_20_bas_20_de_20_p."><text:note text:id="ftn32" text:note-class="footnote"><text:note-citation>32</text:note-citation><text:note-body><text:p text:style-name="P1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5" text:outline-level="6">Annexe 3 : Structure de données ToClient et surcharge d'opérateurs</text:h>
      <text:p text:style-name="P15">struct ToClient</text:p>
      <text:p text:style-name="P15">//Il s'agit des données transitant par UDP du serveur vers le client (d'où le nom de ToClient)</text:p>
      <text:p text:style-name="P15">{</text:p>
      <text:p text:style-name="P15"><text:s text:c="4"/>char* plateau;</text:p>
      <text:p text:style-name="P15"><text:s text:c="4"/>//Le plateau de jeu représenté par un tableau de char pour simplicité d'envoi</text:p>
      <text:p text:style-name="P15"><text:s text:c="4"/>bool j1;</text:p>
      <text:p text:style-name="P15"><text:s text:c="4"/>//L'état du joueur1 : true = vivant, false = mort</text:p>
      <text:p text:style-name="P15"><text:s text:c="4"/>unsigned int x1;</text:p>
      <text:p text:style-name="P15"><text:s text:c="4"/>//l'abscisse du joueur 1 (en pixel)</text:p>
      <text:p text:style-name="P15"><text:s text:c="4"/>unsigned int y1;</text:p>
      <text:p text:style-name="P15"><text:s text:c="4"/>//l'ordonnée du joueur 1 (en pixel)</text:p>
      <text:p text:style-name="P19"><text:span text:style-name="Police_20_par_20_défaut"><text:span text:style-name="T3"><text:s text:c="4"/></text:span></text:span><text:span text:style-name="Police_20_par_20_défaut"><text:span text:style-name="T4">bool j2;</text:span></text:span></text:p>
      <text:p text:style-name="P17"><text:s text:c="4"/>unsigned int x2;</text:p>
      <text:p text:style-name="P17"><text:s text:c="4"/>unsigned int y2;</text:p>
      <text:p text:style-name="P17"><text:s text:c="4"/>bool j3;</text:p>
      <text:p text:style-name="P17"><text:s text:c="4"/>unsigned int x3;</text:p>
      <text:p text:style-name="P17"><text:s text:c="4"/>unsigned int y3;</text:p>
      <text:p text:style-name="P17"><text:s text:c="4"/>bool j4;</text:p>
      <text:p text:style-name="P17"><text:s text:c="4"/>unsigned int x4;</text:p>
      <text:p text:style-name="P17"><text:s text:c="4"/>unsigned int y4;</text:p>
      <text:p text:style-name="P17">};</text:p>
      <text:p text:style-name="P17"/>
      <text:p text:style-name="P17">sf::Packet&amp; operator &gt;&gt;(sf::Packet&amp; Packet, ToClient&amp; T)</text:p>
      <text:p text:style-name="P15">//Surcharge d'opérateur &gt;&gt; pour extraire un ToClient d'un packet (du côté client, dans la classe ThreadEcoute plus précisément)</text:p>
      <text:p text:style-name="P15">{</text:p>
      <text:p text:style-name="P15"><text:s text:c="4"/>return Packet &gt;&gt; T.plateau &gt;&gt; T.j1 &gt;&gt; T.x1 &gt;&gt; T.y1&gt;&gt;T.j2 &gt;&gt; T.x2 &gt;&gt; T.y2 &gt;&gt; T.j3 &gt;&gt; T.x3 &gt;&gt; T.y3 &gt;&gt; T.j4 &gt;&gt; T.x4 &gt;&gt; T.y4;</text:p>
      <text:p text:style-name="P17">}</text:p>
      <text:p text:style-name="P17"/>
      <text:p text:style-name="P17">sf::Packet&amp; operator &lt;&lt;(sf::Packet&amp; Packet, const ToClient&amp; T)</text:p>
      <text:p text:style-name="P15">//surcharge d'opérateur &lt;&lt; pour mettre un ToClient dans un packet (du côté serveur, dans la classe ThreadEnvoi plus précisément)</text:p>
      <text:p text:style-name="P15">{</text:p>
      <text:p text:style-name="P15"><text:s text:c="4"/>return Packet &lt;&lt;T.plateau &lt;&lt; T.j1 &lt;&lt; T.x1 &lt;&lt; T.y1 &lt;&lt; T.j2 &lt;&lt; T.x2 &lt;&lt; T.y2 &lt;&lt; T.j3 &lt;&lt; T.x3 &lt;&lt; T.y3 &lt;&lt; T.j4 &lt;&lt; T.x4 &lt;&lt; T.y4;</text:p>
      <text:p text:style-name="P15">}</text:p>
      <text:p text:style-name="P15"/>
      <text:p text:style-name="P15"/>
      <text:h text:style-name="Heading_20_6" text:outline-level="6"><text:soft-page-break/>Annexe 4 : Structure de données ToServer et surcharge d'opérateurs</text:h>
      <text:p text:style-name="P14">struct ToServer</text:p>
      <text:p text:style-name="P14">//Il s'agit des données transitant par UDP des clients vers le serveur (d'où le nom de ToServer)</text:p>
      <text:p text:style-name="P14">{</text:p>
      <text:p text:style-name="P14"><text:s text:c="4"/>bool up;</text:p>
      <text:p text:style-name="P14"><text:s text:c="4"/>//indique que le joueur veut se déplacer vers le haut</text:p>
      <text:p text:style-name="P14"><text:s text:c="4"/>bool down;</text:p>
      <text:p text:style-name="P14"><text:s text:c="4"/>//indique que le joueur veut se déplacer vers le bas</text:p>
      <text:p text:style-name="P14"><text:s text:c="4"/>bool right;</text:p>
      <text:p text:style-name="P14"><text:s text:c="4"/>//indique que le joueur veut se déplacer vers la droite</text:p>
      <text:p text:style-name="P14"><text:s text:c="4"/>bool left;</text:p>
      <text:p text:style-name="P14"><text:s text:c="4"/>//indique que le joueur veut se déplacer vers la gauche</text:p>
      <text:p text:style-name="P14"><text:s text:c="4"/>bool bomb;</text:p>
      <text:p text:style-name="P14"><text:s text:c="4"/>//indique que le joueur veut poser une bombe</text:p>
      <text:p text:style-name="P16">};</text:p>
      <text:p text:style-name="P16"/>
      <text:p text:style-name="P16">sf::Packet&amp; operator &gt;&gt;(sf::Packet&amp; Packet, ToServer&amp; T)</text:p>
      <text:p text:style-name="P14">//surcharge d'opérateur &gt;&gt; pour extraire un ToServer d'un packet (du côté serveur, dans la classe ThreadEcoute plus précisément)</text:p>
      <text:p text:style-name="P16">{</text:p>
      <text:p text:style-name="P16"><text:s text:c="4"/>return Packet &gt;&gt;T.up &gt;&gt; T.down &gt;&gt; T.right&gt;&gt;T.left&gt;&gt;T.bomb;</text:p>
      <text:p text:style-name="P16">}</text:p>
      <text:p text:style-name="P16"/>
      <text:p text:style-name="P16">sf::Packet&amp; operator &lt;&lt;(sf::Packet&amp; Packet, const ToServer&amp; T)</text:p>
      <text:p text:style-name="P14">//surcharge d'opérateur &lt;&lt; pour ajouter un ToServer dans un packet (du côté client, dans la classe Envoi plus précisément)</text:p>
      <text:p text:style-name="P16">{</text:p>
      <text:p text:style-name="P16"><text:s text:c="4"/>return Packet &lt;&lt;T.up &lt;&lt; T.down &lt;&lt; T.right&lt;&lt; T.left&lt;&lt; T.bomb;</text:p>
      <text:p text:style-name="P18"><text:span text:style-name="Police_20_par_20_défau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8</text:page-number>/<text:page-count>28</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21:14:48</dc:date>
    <meta:editing-cycles>417</meta:editing-cycles>
    <meta:editing-duration>PT22H11M33S</meta:editing-duration>
    <meta:document-statistic meta:table-count="0" meta:image-count="0" meta:object-count="0" meta:page-count="28" meta:paragraph-count="366" meta:word-count="7540" meta:character-count="45741"/>
    <meta:template xlink:type="simple" xlink:actuate="onRequest" xlink:title="" xlink:href="Normal.dotm"/>
  </office:meta>
</office:document-meta>
</file>